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" table:style-name="ta1">
        <table:shapes>
          <draw:frame draw:z-index="0" draw:style-name="gr1" draw:text-style-name="P1" svg:width="9.8075in" svg:height="6.0654in" svg:x="0.0433in" svg:y="0.6087in">
            <draw:object draw:notify-on-update-of-ranges="result.A3:result.B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44" table:default-cell-style-name="Default"/>
        <table:table-row table:style-name="ro1">
          <table:table-cell office:value-type="float" office:value="75360" calcext:value-type="float">
            <text:p>75360</text:p>
          </table:table-cell>
          <table:table-cell office:value-type="float" office:value="135621" calcext:value-type="float">
            <text:p>135621</text:p>
          </table:table-cell>
          <table:table-cell office:value-type="float" office:value="195889" calcext:value-type="float">
            <text:p>195889</text:p>
          </table:table-cell>
          <table:table-cell office:value-type="float" office:value="256152" calcext:value-type="float">
            <text:p>256152</text:p>
          </table:table-cell>
          <table:table-cell office:value-type="float" office:value="316420" calcext:value-type="float">
            <text:p>316420</text:p>
          </table:table-cell>
          <table:table-cell office:value-type="float" office:value="376686" calcext:value-type="float">
            <text:p>376686</text:p>
          </table:table-cell>
          <table:table-cell office:value-type="float" office:value="436910" calcext:value-type="float">
            <text:p>436910</text:p>
          </table:table-cell>
          <table:table-cell office:value-type="float" office:value="497176" calcext:value-type="float">
            <text:p>497176</text:p>
          </table:table-cell>
          <table:table-cell office:value-type="float" office:value="557444" calcext:value-type="float">
            <text:p>557444</text:p>
          </table:table-cell>
          <table:table-cell office:value-type="float" office:value="617707" calcext:value-type="float">
            <text:p>617707</text:p>
          </table:table-cell>
          <table:table-cell office:value-type="float" office:value="677985" calcext:value-type="float">
            <text:p>677985</text:p>
          </table:table-cell>
          <table:table-cell office:value-type="float" office:value="738249" calcext:value-type="float">
            <text:p>738249</text:p>
          </table:table-cell>
          <table:table-cell office:value-type="float" office:value="798517" calcext:value-type="float">
            <text:p>798517</text:p>
          </table:table-cell>
          <table:table-cell office:value-type="float" office:value="858779" calcext:value-type="float">
            <text:p>858779</text:p>
          </table:table-cell>
          <table:table-cell office:value-type="float" office:value="919004" calcext:value-type="float">
            <text:p>919004</text:p>
          </table:table-cell>
          <table:table-cell office:value-type="float" office:value="979271" calcext:value-type="float">
            <text:p>979271</text:p>
          </table:table-cell>
          <table:table-cell office:value-type="float" office:value="1039541" calcext:value-type="float">
            <text:p>1039541</text:p>
          </table:table-cell>
          <table:table-cell office:value-type="float" office:value="1099806" calcext:value-type="float">
            <text:p>1099806</text:p>
          </table:table-cell>
          <table:table-cell office:value-type="float" office:value="1160077" calcext:value-type="float">
            <text:p>1160077</text:p>
          </table:table-cell>
          <table:table-cell office:value-type="float" office:value="1220343" calcext:value-type="float">
            <text:p>1220343</text:p>
          </table:table-cell>
          <table:table-cell office:value-type="float" office:value="1280611" calcext:value-type="float">
            <text:p>1280611</text:p>
          </table:table-cell>
          <table:table-cell office:value-type="float" office:value="1340871" calcext:value-type="float">
            <text:p>1340871</text:p>
          </table:table-cell>
          <table:table-cell office:value-type="float" office:value="1401132" calcext:value-type="float">
            <text:p>1401132</text:p>
          </table:table-cell>
          <table:table-cell office:value-type="float" office:value="1461351" calcext:value-type="float">
            <text:p>1461351</text:p>
          </table:table-cell>
          <table:table-cell office:value-type="float" office:value="1521615" calcext:value-type="float">
            <text:p>1521615</text:p>
          </table:table-cell>
          <table:table-cell office:value-type="float" office:value="1581893" calcext:value-type="float">
            <text:p>1581893</text:p>
          </table:table-cell>
          <table:table-cell office:value-type="float" office:value="1642152" calcext:value-type="float">
            <text:p>1642152</text:p>
          </table:table-cell>
          <table:table-cell office:value-type="float" office:value="1702411" calcext:value-type="float">
            <text:p>1702411</text:p>
          </table:table-cell>
          <table:table-cell office:value-type="float" office:value="1762638" calcext:value-type="float">
            <text:p>1762638</text:p>
          </table:table-cell>
          <table:table-cell office:value-type="float" office:value="1822898" calcext:value-type="float">
            <text:p>1822898</text:p>
          </table:table-cell>
          <table:table-cell office:value-type="float" office:value="1883158" calcext:value-type="float">
            <text:p>1883158</text:p>
          </table:table-cell>
          <table:table-cell office:value-type="float" office:value="1943424" calcext:value-type="float">
            <text:p>1943424</text:p>
          </table:table-cell>
          <table:table-cell office:value-type="float" office:value="2003684" calcext:value-type="float">
            <text:p>2003684</text:p>
          </table:table-cell>
          <table:table-cell office:value-type="float" office:value="2063945" calcext:value-type="float">
            <text:p>2063945</text:p>
          </table:table-cell>
          <table:table-cell office:value-type="float" office:value="2124208" calcext:value-type="float">
            <text:p>2124208</text:p>
          </table:table-cell>
          <table:table-cell office:value-type="float" office:value="2184471" calcext:value-type="float">
            <text:p>2184471</text:p>
          </table:table-cell>
          <table:table-cell office:value-type="float" office:value="2244691" calcext:value-type="float">
            <text:p>2244691</text:p>
          </table:table-cell>
          <table:table-cell office:value-type="float" office:value="2304956" calcext:value-type="float">
            <text:p>2304956</text:p>
          </table:table-cell>
          <table:table-cell office:value-type="float" office:value="2365233" calcext:value-type="float">
            <text:p>2365233</text:p>
          </table:table-cell>
          <table:table-cell office:value-type="float" office:value="2425494" calcext:value-type="float">
            <text:p>2425494</text:p>
          </table:table-cell>
          <table:table-cell office:value-type="float" office:value="2485760" calcext:value-type="float">
            <text:p>2485760</text:p>
          </table:table-cell>
          <table:table-cell office:value-type="float" office:value="2546025" calcext:value-type="float">
            <text:p>2546025</text:p>
          </table:table-cell>
          <table:table-cell office:value-type="float" office:value="2606288" calcext:value-type="float">
            <text:p>2606288</text:p>
          </table:table-cell>
          <table:table-cell office:value-type="float" office:value="2666565" calcext:value-type="float">
            <text:p>2666565</text:p>
          </table:table-cell>
          <table:table-cell office:value-type="float" office:value="2726836" calcext:value-type="float">
            <text:p>2726836</text:p>
          </table:table-cell>
          <table:table-cell office:value-type="float" office:value="2787112" calcext:value-type="float">
            <text:p>2787112</text:p>
          </table:table-cell>
          <table:table-cell office:value-type="float" office:value="2847373" calcext:value-type="float">
            <text:p>2847373</text:p>
          </table:table-cell>
          <table:table-cell office:value-type="float" office:value="2907662" calcext:value-type="float">
            <text:p>2907662</text:p>
          </table:table-cell>
          <table:table-cell office:value-type="float" office:value="2967929" calcext:value-type="float">
            <text:p>2967929</text:p>
          </table:table-cell>
          <table:table-cell office:value-type="float" office:value="3028194" calcext:value-type="float">
            <text:p>3028194</text:p>
          </table:table-cell>
          <table:table-cell office:value-type="float" office:value="3088472" calcext:value-type="float">
            <text:p>3088472</text:p>
          </table:table-cell>
          <table:table-cell office:value-type="float" office:value="3148739" calcext:value-type="float">
            <text:p>3148739</text:p>
          </table:table-cell>
          <table:table-cell office:value-type="float" office:value="3209014" calcext:value-type="float">
            <text:p>3209014</text:p>
          </table:table-cell>
          <table:table-cell office:value-type="float" office:value="3269282" calcext:value-type="float">
            <text:p>3269282</text:p>
          </table:table-cell>
          <table:table-cell office:value-type="float" office:value="3329557" calcext:value-type="float">
            <text:p>3329557</text:p>
          </table:table-cell>
          <table:table-cell office:value-type="float" office:value="3389787" calcext:value-type="float">
            <text:p>3389787</text:p>
          </table:table-cell>
          <table:table-cell office:value-type="float" office:value="3450051" calcext:value-type="float">
            <text:p>3450051</text:p>
          </table:table-cell>
          <table:table-cell office:value-type="float" office:value="3510318" calcext:value-type="float">
            <text:p>3510318</text:p>
          </table:table-cell>
          <table:table-cell office:value-type="float" office:value="3570541" calcext:value-type="float">
            <text:p>3570541</text:p>
          </table:table-cell>
          <table:table-cell/>
        </table:table-row>
        <table:table-row table:style-name="ro1">
          <table:table-cell office:value-type="float" office:value="78014" calcext:value-type="float">
            <text:p>78014</text:p>
          </table:table-cell>
          <table:table-cell office:value-type="float" office:value="138276" calcext:value-type="float">
            <text:p>138276</text:p>
          </table:table-cell>
          <table:table-cell office:value-type="float" office:value="198543" calcext:value-type="float">
            <text:p>198543</text:p>
          </table:table-cell>
          <table:table-cell office:value-type="float" office:value="258807" calcext:value-type="float">
            <text:p>258807</text:p>
          </table:table-cell>
          <table:table-cell office:value-type="float" office:value="319075" calcext:value-type="float">
            <text:p>319075</text:p>
          </table:table-cell>
          <table:table-cell office:value-type="float" office:value="379341" calcext:value-type="float">
            <text:p>379341</text:p>
          </table:table-cell>
          <table:table-cell office:value-type="float" office:value="439565" calcext:value-type="float">
            <text:p>439565</text:p>
          </table:table-cell>
          <table:table-cell office:value-type="float" office:value="499832" calcext:value-type="float">
            <text:p>499832</text:p>
          </table:table-cell>
          <table:table-cell office:value-type="float" office:value="560100" calcext:value-type="float">
            <text:p>560100</text:p>
          </table:table-cell>
          <table:table-cell office:value-type="float" office:value="620363" calcext:value-type="float">
            <text:p>620363</text:p>
          </table:table-cell>
          <table:table-cell office:value-type="float" office:value="680641" calcext:value-type="float">
            <text:p>680641</text:p>
          </table:table-cell>
          <table:table-cell office:value-type="float" office:value="740906" calcext:value-type="float">
            <text:p>740906</text:p>
          </table:table-cell>
          <table:table-cell office:value-type="float" office:value="801174" calcext:value-type="float">
            <text:p>801174</text:p>
          </table:table-cell>
          <table:table-cell office:value-type="float" office:value="861436" calcext:value-type="float">
            <text:p>861436</text:p>
          </table:table-cell>
          <table:table-cell office:value-type="float" office:value="921661" calcext:value-type="float">
            <text:p>921661</text:p>
          </table:table-cell>
          <table:table-cell office:value-type="float" office:value="981928" calcext:value-type="float">
            <text:p>981928</text:p>
          </table:table-cell>
          <table:table-cell office:value-type="float" office:value="1042198" calcext:value-type="float">
            <text:p>1042198</text:p>
          </table:table-cell>
          <table:table-cell office:value-type="float" office:value="1102464" calcext:value-type="float">
            <text:p>1102464</text:p>
          </table:table-cell>
          <table:table-cell office:value-type="float" office:value="1162735" calcext:value-type="float">
            <text:p>1162735</text:p>
          </table:table-cell>
          <table:table-cell office:value-type="float" office:value="1223001" calcext:value-type="float">
            <text:p>1223001</text:p>
          </table:table-cell>
          <table:table-cell office:value-type="float" office:value="1283269" calcext:value-type="float">
            <text:p>1283269</text:p>
          </table:table-cell>
          <table:table-cell office:value-type="float" office:value="1343529" calcext:value-type="float">
            <text:p>1343529</text:p>
          </table:table-cell>
          <table:table-cell office:value-type="float" office:value="1403790" calcext:value-type="float">
            <text:p>1403790</text:p>
          </table:table-cell>
          <table:table-cell office:value-type="float" office:value="1464010" calcext:value-type="float">
            <text:p>1464010</text:p>
          </table:table-cell>
          <table:table-cell office:value-type="float" office:value="1524274" calcext:value-type="float">
            <text:p>1524274</text:p>
          </table:table-cell>
          <table:table-cell office:value-type="float" office:value="1584552" calcext:value-type="float">
            <text:p>1584552</text:p>
          </table:table-cell>
          <table:table-cell office:value-type="float" office:value="1644811" calcext:value-type="float">
            <text:p>1644811</text:p>
          </table:table-cell>
          <table:table-cell office:value-type="float" office:value="1705070" calcext:value-type="float">
            <text:p>1705070</text:p>
          </table:table-cell>
          <table:table-cell office:value-type="float" office:value="1765298" calcext:value-type="float">
            <text:p>1765298</text:p>
          </table:table-cell>
          <table:table-cell office:value-type="float" office:value="1825558" calcext:value-type="float">
            <text:p>1825558</text:p>
          </table:table-cell>
          <table:table-cell office:value-type="float" office:value="1885818" calcext:value-type="float">
            <text:p>1885818</text:p>
          </table:table-cell>
          <table:table-cell office:value-type="float" office:value="1946084" calcext:value-type="float">
            <text:p>1946084</text:p>
          </table:table-cell>
          <table:table-cell office:value-type="float" office:value="2006344" calcext:value-type="float">
            <text:p>2006344</text:p>
          </table:table-cell>
          <table:table-cell office:value-type="float" office:value="2066606" calcext:value-type="float">
            <text:p>2066606</text:p>
          </table:table-cell>
          <table:table-cell office:value-type="float" office:value="2126869" calcext:value-type="float">
            <text:p>2126869</text:p>
          </table:table-cell>
          <table:table-cell office:value-type="float" office:value="2187132" calcext:value-type="float">
            <text:p>2187132</text:p>
          </table:table-cell>
          <table:table-cell office:value-type="float" office:value="2247352" calcext:value-type="float">
            <text:p>2247352</text:p>
          </table:table-cell>
          <table:table-cell office:value-type="float" office:value="2307617" calcext:value-type="float">
            <text:p>2307617</text:p>
          </table:table-cell>
          <table:table-cell office:value-type="float" office:value="2367894" calcext:value-type="float">
            <text:p>2367894</text:p>
          </table:table-cell>
          <table:table-cell office:value-type="float" office:value="2428156" calcext:value-type="float">
            <text:p>2428156</text:p>
          </table:table-cell>
          <table:table-cell office:value-type="float" office:value="2488421" calcext:value-type="float">
            <text:p>2488421</text:p>
          </table:table-cell>
          <table:table-cell office:value-type="float" office:value="2548686" calcext:value-type="float">
            <text:p>2548686</text:p>
          </table:table-cell>
          <table:table-cell office:value-type="float" office:value="2608950" calcext:value-type="float">
            <text:p>2608950</text:p>
          </table:table-cell>
          <table:table-cell office:value-type="float" office:value="2669227" calcext:value-type="float">
            <text:p>2669227</text:p>
          </table:table-cell>
          <table:table-cell office:value-type="float" office:value="2729499" calcext:value-type="float">
            <text:p>2729499</text:p>
          </table:table-cell>
          <table:table-cell office:value-type="float" office:value="2789775" calcext:value-type="float">
            <text:p>2789775</text:p>
          </table:table-cell>
          <table:table-cell office:value-type="float" office:value="2850036" calcext:value-type="float">
            <text:p>2850036</text:p>
          </table:table-cell>
          <table:table-cell office:value-type="float" office:value="2910325" calcext:value-type="float">
            <text:p>2910325</text:p>
          </table:table-cell>
          <table:table-cell office:value-type="float" office:value="2970593" calcext:value-type="float">
            <text:p>2970593</text:p>
          </table:table-cell>
          <table:table-cell office:value-type="float" office:value="3030858" calcext:value-type="float">
            <text:p>3030858</text:p>
          </table:table-cell>
          <table:table-cell office:value-type="float" office:value="3091136" calcext:value-type="float">
            <text:p>3091136</text:p>
          </table:table-cell>
          <table:table-cell office:value-type="float" office:value="3151403" calcext:value-type="float">
            <text:p>3151403</text:p>
          </table:table-cell>
          <table:table-cell office:value-type="float" office:value="3211678" calcext:value-type="float">
            <text:p>3211678</text:p>
          </table:table-cell>
          <table:table-cell office:value-type="float" office:value="3271946" calcext:value-type="float">
            <text:p>3271946</text:p>
          </table:table-cell>
          <table:table-cell office:value-type="float" office:value="3332221" calcext:value-type="float">
            <text:p>3332221</text:p>
          </table:table-cell>
          <table:table-cell office:value-type="float" office:value="3392451" calcext:value-type="float">
            <text:p>3392451</text:p>
          </table:table-cell>
          <table:table-cell office:value-type="float" office:value="3452716" calcext:value-type="float">
            <text:p>3452716</text:p>
          </table:table-cell>
          <table:table-cell office:value-type="float" office:value="3512983" calcext:value-type="float">
            <text:p>3512983</text:p>
          </table:table-cell>
          <table:table-cell office:value-type="float" office:value="3573206" calcext:value-type="float">
            <text:p>3573206</text:p>
          </table:table-cell>
          <table:table-cell office:value-type="float" office:value="3633481" calcext:value-type="float">
            <text:p>3633481</text:p>
          </table:table-cell>
        </table:table-row>
        <table:table-row table:style-name="ro1">
          <table:table-cell table:formula="of:=[.A1]-[.A2]" office:value-type="float" office:value="-2654" calcext:value-type="float">
            <text:p>-2654</text:p>
          </table:table-cell>
          <table:table-cell table:formula="of:=[.B1]-[.B2]" office:value-type="float" office:value="-2655" calcext:value-type="float">
            <text:p>-2655</text:p>
          </table:table-cell>
          <table:table-cell table:formula="of:=[.C1]-[.C2]" office:value-type="float" office:value="-2654" calcext:value-type="float">
            <text:p>-2654</text:p>
          </table:table-cell>
          <table:table-cell table:formula="of:=[.D1]-[.D2]" office:value-type="float" office:value="-2655" calcext:value-type="float">
            <text:p>-2655</text:p>
          </table:table-cell>
          <table:table-cell table:formula="of:=[.E1]-[.E2]" office:value-type="float" office:value="-2655" calcext:value-type="float">
            <text:p>-2655</text:p>
          </table:table-cell>
          <table:table-cell table:formula="of:=[.F1]-[.F2]" office:value-type="float" office:value="-2655" calcext:value-type="float">
            <text:p>-2655</text:p>
          </table:table-cell>
          <table:table-cell table:formula="of:=[.G1]-[.G2]" office:value-type="float" office:value="-2655" calcext:value-type="float">
            <text:p>-2655</text:p>
          </table:table-cell>
          <table:table-cell table:formula="of:=[.H1]-[.H2]" office:value-type="float" office:value="-2656" calcext:value-type="float">
            <text:p>-2656</text:p>
          </table:table-cell>
          <table:table-cell table:formula="of:=[.I1]-[.I2]" office:value-type="float" office:value="-2656" calcext:value-type="float">
            <text:p>-2656</text:p>
          </table:table-cell>
          <table:table-cell table:formula="of:=[.J1]-[.J2]" office:value-type="float" office:value="-2656" calcext:value-type="float">
            <text:p>-2656</text:p>
          </table:table-cell>
          <table:table-cell table:formula="of:=[.K1]-[.K2]" office:value-type="float" office:value="-2656" calcext:value-type="float">
            <text:p>-2656</text:p>
          </table:table-cell>
          <table:table-cell table:formula="of:=[.L1]-[.L2]" office:value-type="float" office:value="-2657" calcext:value-type="float">
            <text:p>-2657</text:p>
          </table:table-cell>
          <table:table-cell table:formula="of:=[.M1]-[.M2]" office:value-type="float" office:value="-2657" calcext:value-type="float">
            <text:p>-2657</text:p>
          </table:table-cell>
          <table:table-cell table:formula="of:=[.N1]-[.N2]" office:value-type="float" office:value="-2657" calcext:value-type="float">
            <text:p>-2657</text:p>
          </table:table-cell>
          <table:table-cell table:formula="of:=[.O1]-[.O2]" office:value-type="float" office:value="-2657" calcext:value-type="float">
            <text:p>-2657</text:p>
          </table:table-cell>
          <table:table-cell table:formula="of:=[.P1]-[.P2]" office:value-type="float" office:value="-2657" calcext:value-type="float">
            <text:p>-2657</text:p>
          </table:table-cell>
          <table:table-cell table:formula="of:=[.Q1]-[.Q2]" office:value-type="float" office:value="-2657" calcext:value-type="float">
            <text:p>-2657</text:p>
          </table:table-cell>
          <table:table-cell table:formula="of:=[.R1]-[.R2]" office:value-type="float" office:value="-2658" calcext:value-type="float">
            <text:p>-2658</text:p>
          </table:table-cell>
          <table:table-cell table:formula="of:=[.S1]-[.S2]" office:value-type="float" office:value="-2658" calcext:value-type="float">
            <text:p>-2658</text:p>
          </table:table-cell>
          <table:table-cell table:formula="of:=[.T1]-[.T2]" office:value-type="float" office:value="-2658" calcext:value-type="float">
            <text:p>-2658</text:p>
          </table:table-cell>
          <table:table-cell table:formula="of:=[.U1]-[.U2]" office:value-type="float" office:value="-2658" calcext:value-type="float">
            <text:p>-2658</text:p>
          </table:table-cell>
          <table:table-cell table:formula="of:=[.V1]-[.V2]" office:value-type="float" office:value="-2658" calcext:value-type="float">
            <text:p>-2658</text:p>
          </table:table-cell>
          <table:table-cell table:formula="of:=[.W1]-[.W2]" office:value-type="float" office:value="-2658" calcext:value-type="float">
            <text:p>-2658</text:p>
          </table:table-cell>
          <table:table-cell table:formula="of:=[.X1]-[.X2]" office:value-type="float" office:value="-2659" calcext:value-type="float">
            <text:p>-2659</text:p>
          </table:table-cell>
          <table:table-cell table:formula="of:=[.Y1]-[.Y2]" office:value-type="float" office:value="-2659" calcext:value-type="float">
            <text:p>-2659</text:p>
          </table:table-cell>
          <table:table-cell table:formula="of:=[.Z1]-[.Z2]" office:value-type="float" office:value="-2659" calcext:value-type="float">
            <text:p>-2659</text:p>
          </table:table-cell>
          <table:table-cell table:formula="of:=[.AA1]-[.AA2]" office:value-type="float" office:value="-2659" calcext:value-type="float">
            <text:p>-2659</text:p>
          </table:table-cell>
          <table:table-cell table:formula="of:=[.AB1]-[.AB2]" office:value-type="float" office:value="-2659" calcext:value-type="float">
            <text:p>-2659</text:p>
          </table:table-cell>
          <table:table-cell table:formula="of:=[.AC1]-[.AC2]" office:value-type="float" office:value="-2660" calcext:value-type="float">
            <text:p>-2660</text:p>
          </table:table-cell>
          <table:table-cell table:formula="of:=[.AD1]-[.AD2]" office:value-type="float" office:value="-2660" calcext:value-type="float">
            <text:p>-2660</text:p>
          </table:table-cell>
          <table:table-cell table:formula="of:=[.AE1]-[.AE2]" office:value-type="float" office:value="-2660" calcext:value-type="float">
            <text:p>-2660</text:p>
          </table:table-cell>
          <table:table-cell table:formula="of:=[.AF1]-[.AF2]" office:value-type="float" office:value="-2660" calcext:value-type="float">
            <text:p>-2660</text:p>
          </table:table-cell>
          <table:table-cell table:formula="of:=[.AG1]-[.AG2]" office:value-type="float" office:value="-2660" calcext:value-type="float">
            <text:p>-2660</text:p>
          </table:table-cell>
          <table:table-cell table:formula="of:=[.AH1]-[.AH2]" office:value-type="float" office:value="-2661" calcext:value-type="float">
            <text:p>-2661</text:p>
          </table:table-cell>
          <table:table-cell table:formula="of:=[.AI1]-[.AI2]" office:value-type="float" office:value="-2661" calcext:value-type="float">
            <text:p>-2661</text:p>
          </table:table-cell>
          <table:table-cell table:formula="of:=[.AJ1]-[.AJ2]" office:value-type="float" office:value="-2661" calcext:value-type="float">
            <text:p>-2661</text:p>
          </table:table-cell>
          <table:table-cell table:formula="of:=[.AK1]-[.AK2]" office:value-type="float" office:value="-2661" calcext:value-type="float">
            <text:p>-2661</text:p>
          </table:table-cell>
          <table:table-cell table:formula="of:=[.AL1]-[.AL2]" office:value-type="float" office:value="-2661" calcext:value-type="float">
            <text:p>-2661</text:p>
          </table:table-cell>
          <table:table-cell table:formula="of:=[.AM1]-[.AM2]" office:value-type="float" office:value="-2661" calcext:value-type="float">
            <text:p>-2661</text:p>
          </table:table-cell>
          <table:table-cell table:formula="of:=[.AN1]-[.AN2]" office:value-type="float" office:value="-2662" calcext:value-type="float">
            <text:p>-2662</text:p>
          </table:table-cell>
          <table:table-cell table:formula="of:=[.AO1]-[.AO2]" office:value-type="float" office:value="-2661" calcext:value-type="float">
            <text:p>-2661</text:p>
          </table:table-cell>
          <table:table-cell table:formula="of:=[.AP1]-[.AP2]" office:value-type="float" office:value="-2661" calcext:value-type="float">
            <text:p>-2661</text:p>
          </table:table-cell>
          <table:table-cell table:formula="of:=[.AQ1]-[.AQ2]" office:value-type="float" office:value="-2662" calcext:value-type="float">
            <text:p>-2662</text:p>
          </table:table-cell>
          <table:table-cell table:formula="of:=[.AR1]-[.AR2]" office:value-type="float" office:value="-2662" calcext:value-type="float">
            <text:p>-2662</text:p>
          </table:table-cell>
          <table:table-cell table:formula="of:=[.AS1]-[.AS2]" office:value-type="float" office:value="-2663" calcext:value-type="float">
            <text:p>-2663</text:p>
          </table:table-cell>
          <table:table-cell table:formula="of:=[.AT1]-[.AT2]" office:value-type="float" office:value="-2663" calcext:value-type="float">
            <text:p>-2663</text:p>
          </table:table-cell>
          <table:table-cell table:formula="of:=[.AU1]-[.AU2]" office:value-type="float" office:value="-2663" calcext:value-type="float">
            <text:p>-2663</text:p>
          </table:table-cell>
          <table:table-cell table:formula="of:=[.AV1]-[.AV2]" office:value-type="float" office:value="-2663" calcext:value-type="float">
            <text:p>-2663</text:p>
          </table:table-cell>
          <table:table-cell table:formula="of:=[.AW1]-[.AW2]" office:value-type="float" office:value="-2664" calcext:value-type="float">
            <text:p>-2664</text:p>
          </table:table-cell>
          <table:table-cell table:formula="of:=[.AX1]-[.AX2]" office:value-type="float" office:value="-2664" calcext:value-type="float">
            <text:p>-2664</text:p>
          </table:table-cell>
          <table:table-cell table:formula="of:=[.AY1]-[.AY2]" office:value-type="float" office:value="-2664" calcext:value-type="float">
            <text:p>-2664</text:p>
          </table:table-cell>
          <table:table-cell table:formula="of:=[.AZ1]-[.AZ2]" office:value-type="float" office:value="-2664" calcext:value-type="float">
            <text:p>-2664</text:p>
          </table:table-cell>
          <table:table-cell table:formula="of:=[.BA1]-[.BA2]" office:value-type="float" office:value="-2664" calcext:value-type="float">
            <text:p>-2664</text:p>
          </table:table-cell>
          <table:table-cell table:formula="of:=[.BB1]-[.BB2]" office:value-type="float" office:value="-2664" calcext:value-type="float">
            <text:p>-2664</text:p>
          </table:table-cell>
          <table:table-cell table:formula="of:=[.BC1]-[.BC2]" office:value-type="float" office:value="-2664" calcext:value-type="float">
            <text:p>-2664</text:p>
          </table:table-cell>
          <table:table-cell table:formula="of:=[.BD1]-[.BD2]" office:value-type="float" office:value="-2664" calcext:value-type="float">
            <text:p>-2664</text:p>
          </table:table-cell>
          <table:table-cell table:formula="of:=[.BE1]-[.BE2]" office:value-type="float" office:value="-2665" calcext:value-type="float">
            <text:p>-2665</text:p>
          </table:table-cell>
          <table:table-cell table:formula="of:=[.BF1]-[.BF2]" office:value-type="float" office:value="-2665" calcext:value-type="float">
            <text:p>-2665</text:p>
          </table:table-cell>
          <table:table-cell table:formula="of:=[.BG1]-[.BG2]" office:value-type="float" office:value="-2665" calcext:value-type="float">
            <text:p>-26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20:23:18.134627458</dc:date>
    <meta:editing-duration>PT2M9S</meta:editing-duration>
    <meta:editing-cycles>1</meta:editing-cycles>
    <meta:document-statistic meta:table-count="1" meta:cell-count="178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12cm" svg:height="15.407cm" xlink:href=".." xlink:type="simple" chart:class="chart:line" chart:style-name="ch1">
        <chart:legend chart:legend-position="end" svg:x="21.372cm" svg:y="7.102cm" style:legend-expansion="high" chart:style-name="ch2"/>
        <chart:plot-area chart:style-name="ch3" table:cell-range-address="result.A3:result.BG3" svg:x="0.498cm" svg:y="0.308cm" svg:width="20.376cm" svg:height="14.791cm">
          <chartooo:coordinate-region svg:x="1.596cm" svg:y="0.534cm" svg:width="19.091cm" svg:height="14.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A3:result.BG3" chart:class="chart:line">
            <chart:regression-curve chart:style-name="ch7">
              <chart:equation chart:display-equation="true" chart:display-r-square="true" svg:x="4.795cm" svg:y="4.238cm"/>
            </chart:regression-curve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-2654">
                <text:p>-2654</text:p>
                <draw:g>
                  <svg:desc>result.A3:result.BG3</svg:desc>
                </draw:g>
              </table:table-cell>
              <table:table-cell office:value-type="float" office:value="-2655">
                <text:p>-2655</text:p>
              </table:table-cell>
              <table:table-cell office:value-type="float" office:value="-2654">
                <text:p>-2654</text:p>
              </table:table-cell>
              <table:table-cell office:value-type="float" office:value="-2655">
                <text:p>-2655</text:p>
              </table:table-cell>
              <table:table-cell office:value-type="float" office:value="-2655">
                <text:p>-2655</text:p>
              </table:table-cell>
              <table:table-cell office:value-type="float" office:value="-2655">
                <text:p>-2655</text:p>
              </table:table-cell>
              <table:table-cell office:value-type="float" office:value="-2655">
                <text:p>-2655</text:p>
              </table:table-cell>
              <table:table-cell office:value-type="float" office:value="-2656">
                <text:p>-2656</text:p>
              </table:table-cell>
              <table:table-cell office:value-type="float" office:value="-2656">
                <text:p>-2656</text:p>
              </table:table-cell>
              <table:table-cell office:value-type="float" office:value="-2656">
                <text:p>-2656</text:p>
              </table:table-cell>
              <table:table-cell office:value-type="float" office:value="-2656">
                <text:p>-2656</text:p>
              </table:table-cell>
              <table:table-cell office:value-type="float" office:value="-2657">
                <text:p>-2657</text:p>
              </table:table-cell>
              <table:table-cell office:value-type="float" office:value="-2657">
                <text:p>-2657</text:p>
              </table:table-cell>
              <table:table-cell office:value-type="float" office:value="-2657">
                <text:p>-2657</text:p>
              </table:table-cell>
              <table:table-cell office:value-type="float" office:value="-2657">
                <text:p>-2657</text:p>
              </table:table-cell>
              <table:table-cell office:value-type="float" office:value="-2657">
                <text:p>-2657</text:p>
              </table:table-cell>
              <table:table-cell office:value-type="float" office:value="-2657">
                <text:p>-2657</text:p>
              </table:table-cell>
              <table:table-cell office:value-type="float" office:value="-2658">
                <text:p>-2658</text:p>
              </table:table-cell>
              <table:table-cell office:value-type="float" office:value="-2658">
                <text:p>-2658</text:p>
              </table:table-cell>
              <table:table-cell office:value-type="float" office:value="-2658">
                <text:p>-2658</text:p>
              </table:table-cell>
              <table:table-cell office:value-type="float" office:value="-2658">
                <text:p>-2658</text:p>
              </table:table-cell>
              <table:table-cell office:value-type="float" office:value="-2658">
                <text:p>-2658</text:p>
              </table:table-cell>
              <table:table-cell office:value-type="float" office:value="-2658">
                <text:p>-2658</text:p>
              </table:table-cell>
              <table:table-cell office:value-type="float" office:value="-2659">
                <text:p>-2659</text:p>
              </table:table-cell>
              <table:table-cell office:value-type="float" office:value="-2659">
                <text:p>-2659</text:p>
              </table:table-cell>
              <table:table-cell office:value-type="float" office:value="-2659">
                <text:p>-2659</text:p>
              </table:table-cell>
              <table:table-cell office:value-type="float" office:value="-2659">
                <text:p>-2659</text:p>
              </table:table-cell>
              <table:table-cell office:value-type="float" office:value="-2659">
                <text:p>-2659</text:p>
              </table:table-cell>
              <table:table-cell office:value-type="float" office:value="-2660">
                <text:p>-2660</text:p>
              </table:table-cell>
              <table:table-cell office:value-type="float" office:value="-2660">
                <text:p>-2660</text:p>
              </table:table-cell>
              <table:table-cell office:value-type="float" office:value="-2660">
                <text:p>-2660</text:p>
              </table:table-cell>
              <table:table-cell office:value-type="float" office:value="-2660">
                <text:p>-2660</text:p>
              </table:table-cell>
              <table:table-cell office:value-type="float" office:value="-2660">
                <text:p>-2660</text:p>
              </table:table-cell>
              <table:table-cell office:value-type="float" office:value="-2661">
                <text:p>-2661</text:p>
              </table:table-cell>
              <table:table-cell office:value-type="float" office:value="-2661">
                <text:p>-2661</text:p>
              </table:table-cell>
              <table:table-cell office:value-type="float" office:value="-2661">
                <text:p>-2661</text:p>
              </table:table-cell>
              <table:table-cell office:value-type="float" office:value="-2661">
                <text:p>-2661</text:p>
              </table:table-cell>
              <table:table-cell office:value-type="float" office:value="-2661">
                <text:p>-2661</text:p>
              </table:table-cell>
              <table:table-cell office:value-type="float" office:value="-2661">
                <text:p>-2661</text:p>
              </table:table-cell>
              <table:table-cell office:value-type="float" office:value="-2662">
                <text:p>-2662</text:p>
              </table:table-cell>
              <table:table-cell office:value-type="float" office:value="-2661">
                <text:p>-2661</text:p>
              </table:table-cell>
              <table:table-cell office:value-type="float" office:value="-2661">
                <text:p>-2661</text:p>
              </table:table-cell>
              <table:table-cell office:value-type="float" office:value="-2662">
                <text:p>-2662</text:p>
              </table:table-cell>
              <table:table-cell office:value-type="float" office:value="-2662">
                <text:p>-2662</text:p>
              </table:table-cell>
              <table:table-cell office:value-type="float" office:value="-2663">
                <text:p>-2663</text:p>
              </table:table-cell>
              <table:table-cell office:value-type="float" office:value="-2663">
                <text:p>-2663</text:p>
              </table:table-cell>
              <table:table-cell office:value-type="float" office:value="-2663">
                <text:p>-2663</text:p>
              </table:table-cell>
              <table:table-cell office:value-type="float" office:value="-2663">
                <text:p>-2663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4">
                <text:p>-2664</text:p>
              </table:table-cell>
              <table:table-cell office:value-type="float" office:value="-2665">
                <text:p>-2665</text:p>
              </table:table-cell>
              <table:table-cell office:value-type="float" office:value="-2665">
                <text:p>-2665</text:p>
              </table:table-cell>
              <table:table-cell office:value-type="float" office:value="-2665">
                <text:p>-2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